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ListParagraph" style:list-style-name="LFO2" style:family="paragraph"/>
    <style:style style:name="P24" style:parent-style-name="ListParagraph" style:list-style-name="LFO2" style:family="paragraph"/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ListParagraph" style:list-style-name="LFO2" style:family="paragraph"/>
    <style:style style:name="P33" style:parent-style-name="ListParagraph" style:list-style-name="LFO2" style:family="paragraph"/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P36" style:parent-style-name="ListParagraph" style:list-style-name="LFO2" style:family="paragraph"/>
    <style:style style:name="P37" style:parent-style-name="ListParagraph" style:list-style-name="LFO2" style:family="paragraph"/>
    <style:style style:name="P38" style:parent-style-name="ListParagraph" style:list-style-name="LFO2" style:family="paragraph"/>
    <style:style style:name="P39" style:parent-style-name="ListParagraph" style:family="paragraph">
      <style:paragraph-properties fo:margin-left="0.75in">
        <style:tab-stops/>
      </style:paragraph-properties>
    </style:style>
    <style:style style:name="P40" style:parent-style-name="ListParagraph" style:list-style-name="LFO2" style:family="paragraph"/>
    <style:style style:name="P41" style:parent-style-name="ListParagraph" style:list-style-name="LFO2" style:family="paragraph"/>
    <style:style style:name="P42" style:parent-style-name="ListParagraph" style:list-style-name="LFO2" style:family="paragraph"/>
    <style:style style:name="P43" style:parent-style-name="ListParagraph" style:list-style-name="LFO3" style:family="paragraph"/>
    <style:style style:name="P44" style:parent-style-name="ListParagraph" style:list-style-name="LFO3" style:family="paragraph"/>
    <style:style style:name="P45" style:parent-style-name="ListParagraph" style:list-style-name="LFO3" style:family="paragraph"/>
    <style:style style:name="P46" style:parent-style-name="ListParagraph" style:family="paragraph">
      <style:paragraph-properties fo:margin-left="0.75in">
        <style:tab-stops/>
      </style:paragraph-properties>
    </style:style>
    <style:style style:name="P47" style:parent-style-name="ListParagraph" style:family="paragraph">
      <style:paragraph-properties fo:margin-left="0.75in">
        <style:tab-stops/>
      </style:paragraph-properties>
    </style:style>
    <style:style style:name="P48" style:parent-style-name="ListParagraph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Golden Certification Questions<text:s/></text:p>
      <text:list text:style-name="LFO1" text:continue-numbering="true">
        <text:list-item>
          <text:p text:style-name="P2">Introduction</text:p>
        </text:list-item>
        <text:list-item>
          <text:p text:style-name="P3">Explained about project just overview.</text:p>
        </text:list-item>
        <text:list-item>
          <text:p text:style-name="P4">What are the sorting algorithms you know . What are their time complexities.</text:p>
        </text:list-item>
        <text:list-item>
          <text:p text:style-name="P5">What are the graph traversals (BFS,DFS).</text:p>
        </text:list-item>
        <text:list-item>
          <text:p text:style-name="P6">Real time<text:s/>example for stack and queue.</text:p>
        </text:list-item>
        <text:list-item>
          <text:p text:style-name="P7">What searching algorithms did you know. Their time complexities</text:p>
        </text:list-item>
        <text:list-item>
          <text:p text:style-name="P8">What is the prerequisite for the binary search.</text:p>
        </text:list-item>
        <text:list-item>
          <text:p text:style-name="P9">Started with DSA</text:p>
        </text:list-item>
        <text:list-item>
          <text:p text:style-name="P10">You have given the String you have to reverse the words in the string. Ex: Java Epam. You have to return Epam Java<text:line-break/><text:a xlink:href="https://leetcode.com/problems/reverse-words-in-a-string/" office:target-frame-name="_top" xlink:show="replace"><text:span text:style-name="Hyperlink">Reverse Words in<text:s/></text:span><text:bookmark-start text:name="_Hlt180494559"/><text:bookmark-start text:name="_Hlt180494560"/><text:span text:style-name="Hyperlink">a</text:span><text:bookmark-end text:name="_Hlt180494559"/><text:bookmark-end text:name="_Hlt180494560"/><text:span text:style-name="Hyperlink"><text:s/>String - LeetCode</text:span></text:a></text:p>
        </text:list-item>
        <text:list-item>
          <text:p text:style-name="P11">Next DSA question – Given a sorted matrix row and column wise you need to return the target indices. Ex: [[1,2,3],[4,5,6],[7,8,9]], target=1 : you need to return [0,0] or else return [-1,-1] . you have to solve less than O(n2) complexity.<text:line-break/><text:a xlink:href="https://leetcode.com/problems/search-a-2d-matrix/description/" office:target-frame-name="_top" xlink:show="replace"><text:span text:style-name="Hyperlink">Search a 2D Matrix - LeetCode</text:span></text:a></text:p>
        </text:list-item>
        <text:list-item>
          <text:p text:style-name="P12">Next asked what are intermediate and terminal operators in streams.</text:p>
        </text:list-item>
        <text:list-item>
          <text:p text:style-name="P13">Given 3 streams questions in Streams. He will give all the employee class just you need to write the logic.<text:s/><text:line-break/><text:a xlink:href="https://javaconceptoftheday.com/solving-real-time-queries-using-java-8-features-employee-management-system/" office:target-frame-name="_top" xlink:show="replace"><text:span text:style-name="Hyperlink">Solving Real Time Queries Using Java 8 Features -Employee Management System</text:span></text:a><text:line-break/>// print the count of male and female employees<text:line-break/>// Get the details of the highest paid employee in the organization<text:line-break/>//Get the list of male employees sorted by name.</text:p>
        </text:list-item>
        <text:list-item>
          <text:p text:style-name="P14"><text:s/>Asked what is Optional class and asked why the Optional class is needed.</text:p>
        </text:list-item>
        <text:list-item>
          <text:p text:style-name="P15">You have given a string<text:line-break/>str = null<text:line-break/>If the string has the value return that and if null is there you need to return “EMPTY”</text:p>
        </text:list-item>
        <text:list-item>
          <text:p text:style-name="P16">Started with theory:</text:p>
        </text:list-item>
      </text:list>
      <text:list text:style-name="LFO2" text:continue-numbering="true">
        <text:list-item>
          <text:p text:style-name="P17">Explain OOPS</text:p>
        </text:list-item>
        <text:list-item>
          <text:p text:style-name="P18">Why the default and static keywords are introduced in interfaces</text:p>
        </text:list-item>
        <text:list-item>
          <text:p text:style-name="P19">What you do if you are using two default methods gets ambiguity.</text:p>
        </text:list-item>
        <text:list-item>
          <text:p text:style-name="P20">Explain Collections hierarchy.</text:p>
        </text:list-item>
        <text:list-item>
          <text:p text:style-name="P21">What is the<text:s/>difference between ArrayList and LinkedList. And in which situation Which one is better to use.</text:p>
        </text:list-item>
        <text:list-item>
          <text:p text:style-name="P22">Explain exceptions hierarchy.</text:p>
        </text:list-item>
        <text:list-item>
          <text:p text:style-name="P23">What are checked and unchecked exceptions.</text:p>
        </text:list-item>
        <text:list-item>
          <text:p text:style-name="P24">What is difference between final, finally and finalize.</text:p>
        </text:list-item>
        <text:list-item>
          <text:p text:style-name="P25">What is static object.</text:p>
        </text:list-item>
        <text:list-item>
          <text:p text:style-name="P26">What are different types of constructors available in java</text:p>
        </text:list-item>
        <text:list-item>
          <text:p text:style-name="P27">What are different types of string methods you have used in your project.</text:p>
        </text:list-item>
        <text:list-item>
          <text:p text:style-name="P28">What are generics.</text:p>
        </text:list-item>
        <text:list-item>
          <text:p text:style-name="P29">What is maven</text:p>
        </text:list-item>
        <text:list-item>
          <text:p text:style-name="P30">How you include and exclude dependencies.</text:p>
        </text:list-item>
        <text:list-item>
          <text:p text:style-name="P31">What are the commands for built and test.</text:p>
        </text:list-item>
        <text:list-item>
          <text:p text:style-name="P32">What are<text:s/>different types of design patterns you have used in project.</text:p>
        </text:list-item>
        <text:list-item>
          <text:p text:style-name="P33">What is singleton pattern and which method is better to implement (Double locking is most implement efficient method to implement singleton).</text:p>
        </text:list-item>
        <text:list-item>
          <text:p text:style-name="P34">What is SOLID.</text:p>
        </text:list-item>
        <text:list-item>
          <text:p text:style-name="P35">What are clean code principles.</text:p>
        </text:list-item>
        <text:list-item>
          <text:p text:style-name="P36">What is Junit and what are the annotations you have used in the project.</text:p>
        </text:list-item>
        <text:list-item>
          <text:p text:style-name="P37">What are the JPA annotations you have used in the project.</text:p>
        </text:list-item>
        <text:list-item>
          <text:p text:style-name="P38">Relational DB: What are the constraints you have used in the project.<text:line-break/>What is Normalization.</text:p>
        </text:list-item>
      </text:list>
      <text:p text:style-name="P39">Spring Boot: What is difference between @Controller and @RestController.</text:p>
      <text:list text:style-name="LFO2" text:continue-numbering="true">
        <text:list-item>
          <text:p text:style-name="P40">Status codes: 200, 201, 400<text:s/><text:line-break/>Difference between 401 and 403.</text:p>
        </text:list-item>
        <text:list-item>
          <text:p text:style-name="P41">Microservices:<text:line-break/>What is API Gateway.<text:line-break/>What is loadbalancing: Server side and client side load balancing.<text:line-break/>What is circuit breaker pattern.</text:p>
        </text:list-item>
        <text:list-item>
          <text:p text:style-name="P42">What Git strategy you have used in your project and explain it.</text:p>
        </text:list-item>
      </text:list>
      <text:p text:style-name="Normal">Some other questions asked for other members by the same interviewer:</text:p>
      <text:list text:style-name="LFO3" text:continue-numbering="true">
        <text:list-item>
          <text:p text:style-name="P43">What is difference between authentication and authorization.</text:p>
        </text:list-item>
        <text:list-item>
          <text:p text:style-name="P44">DSA:<text:s/><text:a xlink:href="https://leetcode.com/problems/remove-all-adjacent-duplicates-in-string/" office:target-frame-name="_top" xlink:show="replace"><text:span text:style-name="Hyperlink">https://leetcode.com/problems/remove-all-adjacent-duplicates-in-string/</text:span></text:a></text:p>
        </text:list-item>
        <text:list-item>
          <text:p text:style-name="P45">Maximum neighbours:<text:line-break/>4 , 5, 8, 9, 7,1,5</text:p>
        </text:list-item>
      </text:list>
      <text:p text:style-name="ListParagraph">O/p:</text:p>
      <text:p text:style-name="ListParagraph">4 -&gt; 9</text:p>
      <text:p text:style-name="ListParagraph">5 -&gt; 9</text:p>
      <text:p text:style-name="ListParagraph">8 -&gt; 9</text:p>
      <text:p text:style-name="ListParagraph">9 -&gt; -1</text:p>
      <text:p text:style-name="ListParagraph">7 -&gt; -1</text:p>
      <text:p text:style-name="ListParagraph">1 -&gt; 5</text:p>
      <text:p text:style-name="ListParagraph">5 -&gt; -1</text:p>
      <text:p text:style-name="ListParagraph"> </text:p>
      <text:p text:style-name="ListParagraph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fo:hyphenate="false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opini Gurram</meta:initial-creator>
    <dc:creator>Roopini Gurram</dc:creator>
    <meta:creation-date>2024-10-22T07:00:00Z</meta:creation-date>
    <dc:date>2024-10-22T07:34:00Z</dc:date>
    <meta:template xlink:href="Normal.dotm" xlink:type="simple"/>
    <meta:editing-cycles>3</meta:editing-cycles>
    <meta:editing-duration>PT1980S</meta:editing-duration>
    <meta:document-statistic meta:page-count="2" meta:paragraph-count="7" meta:word-count="538" meta:character-count="3603" meta:row-count="25" meta:non-whitespace-character-count="3072"/>
  </office:meta>
</office:document-meta>
</file>